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ab1</text:title></text:p>
      <text:p text:style-name="OrgTitle"/>
      <text:p text:style-name="OrgSubtitle">
<text:user-defined style:data-style-name="N0" text:name="subtitle">
124</text:user-defined>

</text:p>
      <text:p text:style-name="OrgSubtitle"/>
      <text:p text:style-name="OrgSubtitle"><text:initial-creator>dosttiz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c49882">1. Lab report 1</text:a></text:p>
          <text:p text:style-name="Contents_20_2"><text:a xlink:type="simple" xlink:href="#orgcce3b4d">1.1. subtilte</text:a></text:p>
        </text:index-body>
      </text:table-of-content>
      <text:h text:style-name="Heading_20_1" text:outline-level="1" text:is-list-header="false">
<text:bookmark-start text:name="OrgXref.org2c49882"/>
<text:bookmark text:name="org2c49882"/>Lab report 1
<text:bookmark-end text:name="OrgXref.org2c49882"/></text:h>
      <text:p text:style-name="Text_20_body">This is report about bash commands, such as
</text:p>
      <text:p text:style-name="OrgSrcBlockLastLine"><text:span text:style-name="OrgSrcFontLockTypeFace">echo</text:span><text:s/>Hello,<text:s/>Wolrd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dsfsdf</text:p>
              </table:table-cell>
              <table:table-cell table:style-name="OrgTblCellTB">
                <text:p text:style-name="OrgTableHeadingLeft">dsfsdf</text:p>
              </table:table-cell>
              <table:table-cell table:style-name="OrgTblCellTB">
                <text:p text:style-name="OrgTableHeadingLeft">sdfsdf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sdfsdf</text:p>
              </table:table-cell>
              <table:table-cell table:style-name="OrgTblCellTB">
                <text:p text:style-name="OrgTableContentsLeft">dsfsdf</text:p>
              </table:table-cell>
              <table:table-cell table:style-name="OrgTblCellTB">
                <text:p text:style-name="OrgTableContentsLeft">dvvvv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ce3b4d"/>
<text:bookmark text:name="orgcce3b4d"/>subtilte
<text:bookmark-end text:name="OrgXref.orgcce3b4d"/></text:h>
      <text:p text:style-name="Text_20_body"><text:span text:style-name="OrgCode">sdfdf</text:span> <text:span text:style-name="Emphasis">sdfsdf</text:span> <text:span text:style-name="Underline">fsdfsdf</text:span> <text:span text:style-name="Bold">asfdasdf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FontLockTypeFace" style:family="text">
      <style:text-properties fo:color="#ecbe7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osttiz</dc:creator>
    <meta:initial-creator>dosttiz</meta:initial-creator>
    <dc:date>2025-09-13T13:59:25</dc:date>
    <meta:creation-date>2025-09-13T13:59:25</meta:creation-date>
    <meta:generator>Emacs 29.3 (Org mode 9.7.34)</meta:generator>
    <meta:keyword/>
    <dc:subject/>
    <dc:title>Lab1</dc:title>
    <meta:user-defined meta:name="subtitle">124</meta:user-defined>
  </office:meta>
</office:document-meta>
</file>